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1">
      <style:text-properties fo:font-style="italic" style:font-style-asian="italic" style:font-style-complex="italic"/>
    </style:style>
    <style:style style:name="P5" style:family="paragraph" style:parent-style-name="Standard" style:list-style-name="L2">
      <style:text-properties fo:font-style="italic" style:font-style-asian="italic" style:font-style-complex="italic"/>
    </style:style>
    <style:style style:name="P6" style:family="paragraph" style:parent-style-name="Standard" style:list-style-name="L1">
      <style:text-properties fo:font-style="italic" fo:font-weight="normal" style:font-style-asian="italic" style:font-weight-asian="normal" style:font-style-complex="italic" style:font-weight-complex="normal"/>
    </style:style>
    <style:style style:name="P7" style:family="paragraph" style:parent-style-name="Standard" style:list-style-name="L2">
      <style:text-properties fo:font-style="italic" fo:font-weight="normal" style:font-style-asian="italic" style:font-weight-asian="normal" style:font-style-complex="italic" style:font-weight-complex="normal"/>
    </style:style>
    <style:style style:name="P8" style:family="paragraph" style:parent-style-name="Standard"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O</text:p>
      <text:list xml:id="list1301499360" text:style-name="L1">
        <text:list-item>
          <text:p text:style-name="P2">animate (xmlfilename, state)</text:p>
          <text:p text:style-name="P4">Writes an animated portable network graphic file to disk. </text:p>
          <text:p text:style-name="P4">xmlfilename = (string) the name of the XML document containing information on number of frames, number of plays, PNG filenames, and the length of time each frame is displayed.</text:p>
          <text:p text:style-name="P1"/>
        </text:list-item>
        <text:list-item>
          <text:p text:style-name="P2">suspend (apngfilename, state)</text:p>
          <text:p text:style-name="P4">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4">apngfilename = (string) the name of the animated portable network graphic to be broken into individual frames.</text:p>
          <text:p text:style-name="P4"/>
        </text:list-item>
        <text:list-item>
          <text:p text:style-name="P2">writeFiles (filelist, state)</text:p>
          <text:p text:style-name="P6">Helper function for suspend. Writes PNG files to disk.</text:p>
          <text:p text:style-name="P6">filelist = list of mv (filename filedata).</text:p>
        </text:list-item>
      </text:list>
      <text:p text:style-name="Standard"/>
      <text:p text:style-name="Standard">XMLUtils</text:p>
      <text:list xml:id="list192871918" text:style-name="L2">
        <text:list-item>
          <text:p text:style-name="P3">parseXML (domXML)</text:p>
          <text:p text:style-name="P5">Parses XML data and delivers the number of frames, number of plays, and a list of filenames with their corresponding time length.</text:p>
          <text:p text:style-name="P5">domXML = XML data as a document object model</text:p>
          <text:p text:style-name="P8"/>
        </text:list-item>
        <text:list-item>
          <text:p text:style-name="P3">getFrames (framelist)</text:p>
          <text:p text:style-name="P5">Delivers frame data for the files included in framelist.</text:p>
          <text:p text:style-name="P5">framelist = list of the filenames from which data will be retrieved.</text:p>
          <text:p text:style-name="P8"/>
        </text:list-item>
        <text:list-item>
          <text:p text:style-name="P3">writeXML (numPlays, numFrames, framedata)</text:p>
          <text:p text:style-name="P5">Delivers a string that is an XML document containing the information for an APNG file.</text:p>
          <text:p text:style-name="P5">numPlays = the number of times the animation will play.</text:p>
          <text:p text:style-name="P5">numFrames = the total number of frames that make up the animation.</text:p>
          <text:p text:style-name="P5">framedata = a list of mv (PNG filename (frame), corresponding time length). </text:p>
          <text:p text:style-name="P8"/>
        </text:list-item>
        <text:list-item>
          <text:p text:style-name="P3">writeFrames (frameData)</text:p>
          <text:p text:style-name="P7">Delivers a list of filenames with their time lengths for APNG frame data.</text:p>
          <text:p text:style-name="P7">FrameData = APNG file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ye </meta:initial-creator>
    <meta:creation-date>2011-02-20T08:18:29</meta:creation-date>
    <dc:date>2011-02-20T15:13:44</dc:date>
    <dc:creator>Kye </dc:creator>
    <meta:editing-duration>PT00H31M21S</meta:editing-duration>
    <meta:editing-cycles>2</meta:editing-cycles>
    <meta:generator>OpenOffice.org/3.2$Linux OpenOffice.org_project/320m12$Build-9483</meta:generator>
    <meta:document-statistic meta:table-count="0" meta:image-count="0" meta:object-count="0" meta:page-count="1" meta:paragraph-count="25" meta:word-count="287" meta:character-count="1646"/>
  </office:meta>
</office:document-meta>
</file>